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ff200"/>
    </style:style>
    <style:style style:name="P2" style:family="paragraph" style:parent-style-name="Standard">
      <style:text-properties officeooo:rsid="0006ef0c" officeooo:paragraph-rsid="0006ef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ading Model Q_weights_backup/Q_weights_00000.h5. Model failed with a cost to go of: 9.757</text:p>
      <text:p text:style-name="Standard">loading Model Q_weights_backup/Q_weights_00500.h5. Model failed with a cost to go of: 9.551</text:p>
      <text:p text:style-name="Standard">loading Model Q_weights_backup/Q_weights_01000.h5. Model failed with a cost to go of: 9.235</text:p>
      <text:p text:style-name="Standard">loading Model Q_weights_backup/Q_weights_01500.h5. Model failed with a cost to go of: 9.339</text:p>
      <text:p text:style-name="Standard">loading Model Q_weights_backup/Q_weights_02000.h5. Model failed with a cost to go of: 9.228</text:p>
      <text:p text:style-name="Standard">loading Model Q_weights_backup/Q_weights_02500.h5. Model failed with a cost to go of: 9.324</text:p>
      <text:p text:style-name="Standard">loading Model Q_weights_backup/Q_weights_03000.h5. Model failed with a cost to go of: 8.99</text:p>
      <text:p text:style-name="Standard">loading Model Q_weights_backup/Q_weights_03500.h5. Model failed with a cost to go of: 9.502</text:p>
      <text:p text:style-name="Standard">loading Model Q_weights_backup/Q_weights_04000.h5. Model failed with a cost to go of: 8.967</text:p>
      <text:p text:style-name="Standard">loading Model Q_weights_backup/Q_weights_04500.h5. Model failed with a cost to go of: 9.165</text:p>
      <text:p text:style-name="Standard">loading Model Q_weights_backup/Q_weights_05000.h5. Model failed with a cost to go of: 9.216</text:p>
      <text:p text:style-name="Standard">loading Model Q_weights_backup/Q_weights_05500.h5. Model failed with a cost to go of: 9.326</text:p>
      <text:p text:style-name="Standard">loading Model Q_weights_backup/Q_weights_06000.h5. Model failed with a cost to go of: 9.552</text:p>
      <text:p text:style-name="Standard">loading Model Q_weights_backup/Q_weights_06500.h5. Model failed with a cost to go of: 9.371</text:p>
      <text:p text:style-name="Standard">None of the models reached target</text:p>
      <text:p text:style-name="Standard"/>
      <text:p text:style-name="Standard">Episode: #6720 , cost: 9.4 , buffer size: 20000, epsilon: 0.1 , threshold: 0.010000 , elapsed: 125.7 s , tot. time: 1068.2 m</text:p>
      <text:p text:style-name="P2">16 hours</text:p>
      <text:p text:style-name="Standard"/>
      <text:p text:style-name="Standard">loading Model Model backup/first_run/Q_weights_00000.h5. acc: 0.0 ctg: 11.9</text:p>
      <text:p text:style-name="Standard">loading Model Model backup/first_run/Q_weights_00500.h5. acc: 0.0 ctg: 10.0</text:p>
      <text:p text:style-name="Standard">loading Model Model backup/first_run/Q_weights_01000.h5. acc: 0.0 ctg: 9.6</text:p>
      <text:p text:style-name="Standard">loading Model Model backup/first_run/Q_weights_01500.h5. acc: 0.0 ctg: 9.5</text:p>
      <text:p text:style-name="Standard">loading Model Model backup/first_run/Q_weights_02000.h5. acc: 0.0 ctg: 8.6</text:p>
      <text:p text:style-name="Standard">loading Model Model backup/first_run/Q_weights_02500.h5. acc: 4.0 ctg: 8.7</text:p>
      <text:p text:style-name="Standard">loading Model Model backup/first_run/Q_weights_03000.h5. acc: 4.0 ctg: 8.4</text:p>
      <text:p text:style-name="P1">loading Model Model backup/first_run/Q_weights_03500.h5. acc: 6.0 ctg: 8.7</text:p>
      <text:p text:style-name="Standard">loading Model Model backup/first_run/Q_weights_04000.h5. acc: 0.0 ctg: 9.1</text:p>
      <text:p text:style-name="Standard">loading Model Model backup/first_run/Q_weights_04500.h5. acc: 4.0 ctg: 9.0</text:p>
      <text:p text:style-name="Standard">loading Model Model backup/first_run/Q_weights_05000.h5. acc: 2.0 ctg: 9.4</text:p>
      <text:p text:style-name="Standard">loading Model Model backup/first_run/Q_weights_05500.h5. acc: 0.0 ctg: 8.8</text:p>
      <text:p text:style-name="Standard">loading Model Model backup/first_run/Q_weights_06000.h5. acc: 0.0 ctg: 9.2</text:p>
      <text:p text:style-name="Standard">loading Model Model backup/first_run/Q_weights_06500.h5. acc: 0.0 ctg: 9.9</text:p>
      <text:p text:style-name="Standard"/>
      <text:p text:style-name="P2">sampling steps = 4</text:p>
      <text:p text:style-name="P2">batch size = 64</text:p>
      <text:p text:style-name="P2">replay buffer = 20000</text:p>
      <text:p text:style-name="P2">min buffer = 5000</text:p>
      <text:p text:style-name="P2">update target = 100</text:p>
      <text:p text:style-name="P2">n episodes = 10000</text:p>
      <text:p text:style-name="P2">max episode length = 200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1:43:43.288988947</meta:creation-date>
    <dc:date>2022-02-10T00:13:59.484031994</dc:date>
    <meta:editing-duration>PT3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340" meta:character-count="2608" meta:non-whitespace-character-count="2306"/>
  </office:meta>
</office:document-meta>
</file>